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3.805cm" fo:min-width="23.647cm" fo:padding-top="0.125cm" fo:padding-bottom="0.125cm" fo:padding-left="0.25cm" fo:padding-right="0.25cm" fo:wrap-option="wrap"/>
    </style:style>
    <style:style style:name="gr3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3.071cm" fo:min-width="23.647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3.805cm" fo:min-width="23.647cm" fo:padding-top="0.125cm" fo:padding-bottom="0.125cm" fo:padding-left="0.25cm" fo:padding-right="0.25cm" fo:wrap-option="wrap"/>
    </style:style>
    <style:style style:name="gr5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3.071cm" fo:min-width="23.647cm" fo:padding-top="0.125cm" fo:padding-bottom="0.125cm" fo:padding-left="0.25cm" fo:padding-right="0.25cm" fo:wrap-option="wrap"/>
    </style:style>
    <style:style style:name="gr6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3.071cm" fo:min-width="23.647cm" fo:padding-top="0.125cm" fo:padding-bottom="0.125cm" fo:padding-left="0.25cm" fo:padding-right="0.25cm" fo:wrap-option="wrap"/>
    </style:style>
    <style:style style:name="gr7" style:family="graphic" style:parent-style-name="standard" style:list-style-name="L9">
      <style:graphic-properties draw:stroke="none" draw:fill="none" fo:min-height="11.135cm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2.984cm" fo:min-width="28.707cm" fo:padding-top="0.125cm" fo:padding-bottom="0.125cm" fo:padding-left="0.25cm" fo:padding-right="0.25cm" fo:wrap-option="wrap"/>
    </style:style>
    <style:style style:name="gr9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0.371cm" fo:min-width="20.89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3.429cm" fo:min-width="28.707cm" fo:padding-top="0.125cm" fo:padding-bottom="0.125cm" fo:padding-left="0.25cm" fo:padding-right="0.25cm" fo:wrap-option="wrap"/>
    </style:style>
    <style:style style:name="gr11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9.434cm" fo:min-width="23.701cm" fo:padding-top="0.125cm" fo:padding-bottom="0.125cm" fo:padding-left="0.25cm" fo:padding-right="0.25cm" fo:wrap-option="wrap"/>
    </style:style>
    <style:style style:name="gr12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3.429cm" fo:min-width="28.707cm" fo:padding-top="0.125cm" fo:padding-bottom="0.125cm" fo:padding-left="0.25cm" fo:padding-right="0.25cm" fo:wrap-option="wrap"/>
    </style:style>
    <style:style style:name="gr13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1.834cm" fo:min-width="23.301cm" fo:padding-top="0.125cm" fo:padding-bottom="0.125cm" fo:padding-left="0.25cm" fo:padding-right="0.25cm" fo:wrap-option="wrap"/>
    </style:style>
    <style:style style:name="gr14" style:family="graphic" style:parent-style-name="standard" style:list-style-name="L11">
      <style:graphic-properties draw:stroke="none" draw:fill="none" fo:min-height="6.8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3.365cm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cm" fo:text-align="start"/>
      <style:text-properties fo:font-size="19.8999996185303pt"/>
    </style:style>
    <style:style style:name="P9" style:family="paragraph">
      <style:paragraph-properties fo:margin-top="0cm" fo:margin-bottom="0cm" fo:line-height="90%" fo:text-align="start"/>
      <style:text-properties fo:font-size="19.8999996185303pt"/>
    </style:style>
    <style:style style:name="P10" style:family="paragraph">
      <loext:graphic-properties draw:fill="none"/>
      <style:paragraph-properties fo:margin-top="0cm" fo:margin-bottom="0cm" fo:text-align="start" style:font-independent-line-spacing="true"/>
      <style:text-properties fo:font-size="19.8999996185303pt"/>
    </style:style>
    <style:style style:name="P11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9.8999996185303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6pt" style:font-size-asian="15pt" style:font-size-complex="15pt"/>
    </style:style>
    <style:style style:name="P14" style:family="paragraph">
      <style:paragraph-properties fo:margin-top="0cm" fo:margin-bottom="0cm" fo:line-height="90%" fo:text-align="start"/>
    </style:style>
    <style:style style:name="P15" style:family="paragraph">
      <loext:graphic-properties draw:fill="none"/>
      <style:paragraph-properties fo:margin-top="0cm" fo:margin-bottom="0cm" fo:line-height="90%" fo:text-align="start"/>
    </style:style>
    <style:style style:name="P16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7" style:family="paragraph">
      <style:paragraph-properties fo:margin-top="0cm" fo:margin-bottom="0cm" fo:line-height="100%" fo:text-align="start"/>
    </style:style>
    <style:style style:name="P18" style:family="paragraph">
      <loext:graphic-properties draw:fill="none"/>
      <style:paragraph-properties fo:margin-top="0cm" fo:margin-bottom="0cm" fo:line-height="100%" fo:text-align="star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solid" style:text-underline-width="auto" style:text-underline-color="font-color" fo:font-weight="normal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 Light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 Light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 Light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•">
        <style:list-level-properties text:min-label-width="0.6cm"/>
        <style:text-properties fo:font-family="Aria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DM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DML-INSERT COMMAND-3 way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1 Inserting a single row into a table:</text:span></text:p>
              </text:list-item>
              <text:list-item>
                <text:p><text:span text:style-name="T3">Syntax:</text:span></text:p>
              </text:list-item>
              <text:list-item>
                <text:p><text:span text:style-name="T4">I</text:span><text:span text:style-name="T5">nsert into &lt;table name&gt; values (value list);</text:span></text:p>
              </text:list-item>
              <text:list-item>
                <text:p><text:span text:style-name="T5">Example:</text:span></text:p>
              </text:list-item>
              <text:list-item>
                <text:p><text:span text:style-name="T5">insert into student values(3,'sup3','blore',10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6">2 ) Inserting more than one row using single insert</text:span></text:p>
              </text:list-header>
              <text:list-item>
                <text:p><text:span text:style-name="T6">Syntax</text:span></text:p>
              </text:list-item>
              <text:list-item>
                <text:p><text:span text:style-name="T7">Insert into table name values(value list1 ),(value list2)...;</text:span></text:p>
              </text:list-item>
              <text:list-item>
                <text:p><text:span text:style-name="T8">insert into student <text:s/>values(3,'sup3','blore',10),(4,'s3','loe',70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6">3 ) Skipping the fields while inserting</text:span></text:p>
              </text:list-header>
              <text:list-item>
                <text:p><text:span text:style-name="T7">Insert into table name (coln name to which data insert) </text:span><text:span text:style-name="T7">values(list of values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SELECT COMMAND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9">1 Selects all rows from the table</text:span></text:p>
              </text:list-header>
              <text:list-item>
                <text:p><text:span text:style-name="T10">Syntax: <text:s/>Select * from tablename;</text:span></text:p>
              </text:list-item>
              <text:list-item>
                <text:p><text:span text:style-name="T10">Example: Select * from IT;</text:span></text:p>
                <text:p><text:span text:style-name="T9">2 The retrieval of specific columns from a table:</text:span></text:p>
              </text:list-item>
              <text:list-item>
                <text:p><text:span text:style-name="T10">It retrieves the specified columns from the table</text:span></text:p>
              </text:list-item>
              <text:list-item>
                <text:p><text:span text:style-name="T10">Syntax:</text:span></text:p>
              </text:list-item>
              <text:list-item>
                <text:p><text:span text:style-name="T10">Select column_name1, .....,column_name n from table name;</text:span></text:p>
              </text:list-item>
              <text:list-item>
                <text:p><text:span text:style-name="T10">Example:</text:span></text:p>
              </text:list-item>
              <text:list-item>
                <text:p><text:span text:style-name="T10">Select empno, empname from 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6">3 Select command with where clause</text:span></text:p>
              </text:list-header>
              <text:list-item>
                <text:p><text:span text:style-name="T7">Syntax</text:span></text:p>
              </text:list-item>
              <text:list-item>
                <text:p><text:span text:style-name="T7">Select column name1,......,column name n from table name </text:span><text:span text:style-name="T7">where condition; </text:span></text:p>
                <text:p><text:span text:style-name="T7"/></text:p>
                <text:p><text:span text:style-name="T6">4 Select command to insert a records</text:span></text:p>
              </text:list-item>
              <text:list-item>
                <text:p><text:span text:style-name="T7">Syntax</text:span></text:p>
              </text:list-item>
              <text:list-item>
                <text:p><text:span text:style-name="T7">Insert into table name( select * <text:s/>from existing table name 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6">5 Elimination of duplicates from select clause</text:span></text:p>
              </text:list-header>
              <text:list-item>
                <text:p><text:span text:style-name="T11">Syntax</text:span></text:p>
              </text:list-item>
              <text:list-item>
                <text:p><text:span text:style-name="T12">Select distinct col1,col2... <text:s/>from table name;</text:span></text:p>
              </text:list-item>
              <text:list-item>
                <text:p><text:span text:style-name="T12">Select distinct * from table name;</text:span></text:p>
                <text:p><text:span text:style-name="T12"/></text:p>
                <text:p><text:span text:style-name="T6">6 Select command to create a table</text:span></text:p>
              </text:list-item>
              <text:list-item>
                <text:p><text:span text:style-name="T7">Syntax</text:span></text:p>
              </text:list-item>
              <text:list-item>
                <text:p><text:span text:style-name="T7">Create table tablename as select * from existing table name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&#10;DELETE Operation:&#10;&#10;" draw:style-name="dp3" draw:master-page-name="Title_20_and_20_Content" presentation:presentation-page-layout-name="AL3T11">
        <office:forms form:automatic-focus="false" form:apply-design-mode="false"/>
        <draw:frame draw:name="Title 1" presentation:style-name="pr5" draw:text-style-name="P3" draw:layer="layout" svg:width="24.149cm" svg:height="4.058cm" svg:x="1.924cm" svg:y="1.117cm" presentation:class="title" presentation:user-transformed="true">
          <draw:text-box>
            <text:p text:style-name="P2"><text:span text:style-name="T13"><text:line-break/></text:span><text:span text:style-name="T13"><text:line-break/></text:span><text:span text:style-name="T13">DELETE Operation:</text:span><text:span text:style-name="T14"><text:line-break/></text:span><text:span text:style-name="T14"><text:line-break/></text:span><text:span text:style-name="T14"/></text:p>
          </draw:text-box>
        </draw:frame>
        <draw:frame draw:name="Content Placeholder 2" presentation:style-name="pr6" draw:text-style-name="P6" draw:layer="layout" svg:width="24.149cm" svg:height="13.323cm" svg:x="1.924cm" svg:y="5.59cm" presentation:class="outline" presentation:user-transformed="true">
          <draw:text-box>
            <text:p text:style-name="P4"><text:span text:style-name="T15"/></text:p>
            <text:list text:style-name="L6">
              <text:list-item>
                <text:p text:style-name="P4"><text:span text:style-name="T15">The DELETE command can remove all the rows </text:span><text:span text:style-name="T15">from the table or a set of rows from the table.</text:span></text:p>
              </text:list-item>
              <text:list-item>
                <text:p text:style-name="P4"><text:span text:style-name="T16">Syntax1:</text:span></text:p>
              </text:list-item>
              <text:list-item>
                <text:p text:style-name="P4"><text:span text:style-name="T16">DELETE</text:span><text:span text:style-name="T15"> FROM table_name ;</text:span></text:p>
              </text:list-item>
              <text:list-item>
                <text:p text:style-name="P4"><text:span text:style-name="T15">eg:</text:span><text:span text:style-name="T16"> DELETE FROM student;  </text:span><text:span text:style-name="T15">It will DELETE all </text:span><text:span text:style-name="T15">the rows from student table.</text:span></text:p>
              </text:list-item>
              <text:list-item>
                <text:p text:style-name="P4"><text:span text:style-name="T16">Syntax2 </text:span></text:p>
              </text:list-item>
              <text:list-item>
                <text:p text:style-name="P4"><text:span text:style-name="T16">DELETE</text:span><text:span text:style-name="T15"> FROM table_name WHERE [condition];</text:span></text:p>
              </text:list-item>
              <text:list-item>
                <text:p text:style-name="P4"><text:span text:style-name="T15">Eg: </text:span><text:span text:style-name="T16">DELETE FROM emp where empno =135;</text:span><text:span text:style-name="T15"><text:line-break/></text:span><text:span text:style-name="T15"/></text:p>
              </text:list-item>
            </text:list>
            <text:p text:style-name="P5"><text:span text:style-name="T15"><text:line-break/></text:span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UPDATE Operation:" draw:style-name="dp3" draw:master-page-name="Title_20_and_20_Content" presentation:presentation-page-layout-name="AL3T11">
        <office:forms form:automatic-focus="false" form:apply-design-mode="false"/>
        <draw:frame draw:name="Title 1" presentation:style-name="pr8" draw:text-style-name="P3" draw:layer="layout" svg:width="24.149cm" svg:height="4.058cm" svg:x="1.924cm" svg:y="1.117cm" presentation:class="title" presentation:user-transformed="true">
          <draw:text-box>
            <text:p text:style-name="P2"><text:span text:style-name="T17">UPDATE Operation:</text:span></text:p>
          </draw:text-box>
        </draw:frame>
        <draw:frame draw:name="Content Placeholder 2" presentation:style-name="pr6" draw:text-style-name="P6" draw:layer="layout" svg:width="24.149cm" svg:height="13.323cm" svg:x="1.924cm" svg:y="5.59cm" presentation:class="outline" presentation:user-transformed="true">
          <draw:text-box>
            <text:list text:style-name="L6">
              <text:list-item>
                <text:p text:style-name="P4"><text:span text:style-name="T15">The UPDATE command is used to change or </text:span><text:span text:style-name="T15">modify data values in a table and UPDATE </text:span><text:span text:style-name="T15">command can Update all the rows from the table </text:span><text:span text:style-name="T15">or a set of rows from the table.</text:span></text:p>
              </text:list-item>
              <text:list-item>
                <text:p text:style-name="P4"><text:span text:style-name="T16">Syntax1:</text:span></text:p>
              </text:list-item>
              <text:list-item>
                <text:p text:style-name="P4"><text:span text:style-name="T15">UPDATE table_name SET field = values;</text:span></text:p>
              </text:list-item>
              <text:list-item>
                <text:p text:style-name="P4"><text:span text:style-name="T15"> </text:span><text:span text:style-name="T16">UPDATE Student SET course='MCA';</text:span><text:span text:style-name="T15">  </text:span></text:p>
              </text:list-item>
              <text:list-item>
                <text:p text:style-name="P4"><text:span text:style-name="T16">Syntax2:</text:span></text:p>
              </text:list-item>
              <text:list-item>
                <text:p text:style-name="P4"><text:span text:style-name="T15">UPDATE table_name SET field = values WHERE </text:span><text:span text:style-name="T15">[condition];</text:span></text:p>
              </text:list-item>
              <text:list-item>
                <text:p text:style-name="P4"><text:span text:style-name="T15">example</text:span></text:p>
              </text:list-item>
              <text:list-item>
                <text:p text:style-name="P4"><text:span text:style-name="T16">UPDATE Student SET course='MCA‘ </text:span><text:span text:style-name="T15">WHERE </text:span><text:span text:style-name="T15">reg_no=131</text:span><text:span text:style-name="T16">;</text:span><text:span text:style-name="T15">  </text:span></text:p>
                <text:p text:style-name="P4"><text:span text:style-name="T15"><text:line-break/></text:span><text:span text:style-name="T15"/></text:p>
              </text:list-item>
            </text:list>
            <text:p text:style-name="P4"><text:span text:style-name="T15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draw:custom-shape draw:name="CustomShape 1" draw:style-name="gr2" draw:text-style-name="P10" draw:layer="layout" svg:width="24.146cm" svg:height="4.054cm" svg:x="1.924cm" svg:y="1.117cm">
          <text:p text:style-name="P8"><text:span text:style-name="T18">SQL Constraints</text:span></text:p>
          <text:p text:style-name="P9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1" draw:layer="layout" svg:width="24.146cm" svg:height="13.32cm" svg:x="1.924cm" svg:y="5.589cm">
          <text:list text:style-name="L8">
            <text:list-item>
              <text:p text:style-name="P9"><text:span text:style-name="T19">SQL Constraints are rules used to limit the type of data that can go into a table, to maintain the accuracy and integrity of the data inside table.</text:span></text:p>
              <text:p text:style-name="P9"><text:span text:style-name="T19"/></text:p>
            </text:list-item>
            <text:list-item>
              <text:p text:style-name="P9"><text:span text:style-name="T19">NOT NULL</text:span></text:p>
              <text:p text:style-name="P9"><text:span text:style-name="T19"/></text:p>
            </text:list-item>
            <text:list-item>
              <text:p text:style-name="P9"><text:span text:style-name="T19">UNIQUE</text:span></text:p>
              <text:p text:style-name="P9"><text:span text:style-name="T19"/></text:p>
            </text:list-item>
            <text:list-item>
              <text:p text:style-name="P9"><text:span text:style-name="T19">PRIMARY KEY</text:span></text:p>
              <text:p text:style-name="P9"><text:span text:style-name="T19"/></text:p>
            </text:list-item>
            <text:list-item>
              <text:p text:style-name="P9"><text:span text:style-name="T19">FOREIGN KEY</text:span></text:p>
              <text:p text:style-name="P9"><text:span text:style-name="T19"/></text:p>
            </text:list-item>
            <text:list-item>
              <text:p text:style-name="P9"><text:span text:style-name="T19">CHECK</text:span></text:p>
              <text:p text:style-name="P9"><text:span text:style-name="T19"/></text:p>
            </text:list-item>
            <text:list-item>
              <text:p text:style-name="P9"><text:span text:style-name="T19">DEFAULT</text:span></text:p>
            </text:list-item>
          </text:list>
          <text:p text:style-name="P9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draw:custom-shape draw:name="CustomShape 1" draw:style-name="gr4" draw:text-style-name="P12" draw:layer="layout" svg:width="24.146cm" svg:height="4.054cm" svg:x="1.924cm" svg:y="1.1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11" draw:layer="layout" svg:width="24.146cm" svg:height="13.32cm" svg:x="1.924cm" svg:y="5.589cm">
          <text:list text:style-name="L8">
            <text:list-header>
              <text:p text:style-name="P9"><text:span text:style-name="T20">1 NOT NULL constraint</text:span></text:p>
              <text:p text:style-name="P9"><text:span text:style-name="T20"/></text:p>
            </text:list-header>
            <text:list-item>
              <text:p text:style-name="P9"><text:span text:style-name="T20">Syntax:</text:span></text:p>
              <text:p text:style-name="P9"><text:span text:style-name="T20"/></text:p>
            </text:list-item>
            <text:list-item>
              <text:p text:style-name="P9"><text:span text:style-name="T19">CREATE table tablename(col1 Datatype NOTNULL,col2 datatype(size), col3 datatype);</text:span></text:p>
              <text:p text:style-name="P9"><text:span text:style-name="T19"/></text:p>
            </text:list-item>
            <text:list-item>
              <text:p text:style-name="P9"><text:span text:style-name="T19">Example:</text:span></text:p>
              <text:p text:style-name="P9"><text:span text:style-name="T19"/></text:p>
            </text:list-item>
            <text:list-item>
              <text:p text:style-name="P9"><text:span text:style-name="T19">CREATE table student(S_id int(10) NOTNULL,Name varchar(60), Age int);</text:span></text:p>
              <text:p text:style-name="P9"><text:span text:style-name="T19"/></text:p>
            </text:list-item>
            <text:list-item>
              <text:p text:style-name="P9"><text:span text:style-name="T19">If table is already created u can add the constraint not null</text:span></text:p>
              <text:p text:style-name="P9"><text:span text:style-name="T19"/></text:p>
            </text:list-item>
            <text:list-item>
              <text:p text:style-name="P9"><text:span text:style-name="T19">Syntax: </text:span><text:span text:style-name="T21">Alter table table name modify columnname datatype(size) not null;</text:span></text:p>
            </text:list-item>
          </text:list>
          <text:p text:style-name="P9"><text:span text:style-name="T15"/></text:p>
          <text:p text:style-name="P9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draw:custom-shape draw:name="CustomShape 1" draw:style-name="gr4" draw:text-style-name="P12" draw:layer="layout" svg:width="24.146cm" svg:height="4.054cm" svg:x="1.924cm" svg:y="1.1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3" draw:layer="layout" svg:width="24.146cm" svg:height="13.32cm" svg:x="1.924cm" svg:y="5.589cm">
          <text:list text:style-name="L8">
            <text:list-header>
              <text:p text:style-name="P9"><text:span text:style-name="T21">2 </text:span><text:span text:style-name="T22">UNIQUE constraint</text:span></text:p>
              <text:p text:style-name="P9"><text:span text:style-name="T21"/></text:p>
            </text:list-header>
            <text:list-item>
              <text:p text:style-name="P9"><text:span text:style-name="T22">Syntax:</text:span></text:p>
              <text:p text:style-name="P9"><text:span text:style-name="T22"/></text:p>
            </text:list-item>
            <text:list-item>
              <text:p text:style-name="P9"><text:span text:style-name="T21">CREATE table tablename(col1 Datatype UNIQUE,col2 datatype(size), col3 datatype);</text:span></text:p>
            </text:list-item>
          </text:list>
          <text:p text:style-name="P9"><text:span text:style-name="T15"/></text:p>
          <text:list text:continue-numbering="true" text:style-name="L8">
            <text:list-item>
              <text:p text:style-name="P9"><text:span text:style-name="T22">Eg:</text:span></text:p>
              <text:p text:style-name="P9"><text:span text:style-name="T22"/></text:p>
            </text:list-item>
            <text:list-item>
              <text:p text:style-name="P9"><text:span text:style-name="T21">CREATE table student(S_id int(10) UNIQUE,Name varchar(60), Age int);</text:span></text:p>
              <text:p text:style-name="P9"><text:span text:style-name="T21"/></text:p>
            </text:list-item>
            <text:list-item>
              <text:p text:style-name="P9"><text:span text:style-name="T21">if table is already created u can add the constraint unique using following syntax</text:span></text:p>
              <text:p text:style-name="P9"><text:span text:style-name="T21"/></text:p>
            </text:list-item>
            <text:list-item>
              <text:p text:style-name="P9"><text:span text:style-name="T22">Syntax</text:span></text:p>
              <text:p text:style-name="P9"><text:span text:style-name="T21"/></text:p>
            </text:list-item>
            <text:list-item>
              <text:p text:style-name="P9"><text:span text:style-name="T21">Alter table table name modify columnname datatype(size) unique;</text:span></text:p>
            </text:list-item>
          </text:list>
          <text:p text:style-name="P9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draw:frame draw:style-name="gr7" draw:text-style-name="P15" draw:layer="layout" svg:width="28.4cm" svg:height="12.965cm" svg:x="-0.031cm" svg:y="4.926cm">
          <draw:text-box>
            <text:list text:style-name="L9">
              <text:list-item>
                <text:p text:style-name="P14"><text:span text:style-name="T20">3 DEFAULT constraints</text:span></text:p>
                <text:p text:style-name="P14"><text:span text:style-name="T19"/></text:p>
              </text:list-item>
              <text:list-item>
                <text:p text:style-name="P14"><text:span text:style-name="T20">Syntax:</text:span></text:p>
                <text:p text:style-name="P14"><text:span text:style-name="T20"/></text:p>
              </text:list-item>
              <text:list-item>
                <text:p text:style-name="P14"><text:span text:style-name="T23">CREATE table tablename(col1 Datatype Default Value,col2 datatype(size), col3 datatype (size));</text:span></text:p>
                <text:p text:style-name="P14"><text:span text:style-name="T23"/></text:p>
                <text:p text:style-name="P14"><text:span text:style-name="T19"/></text:p>
              </text:list-item>
              <text:list-item>
                <text:p text:style-name="P14"><text:span text:style-name="T24">CREATE table student(S_id int(10) default 100,Name varchar(60), Age int);</text:span></text:p>
                <text:p text:style-name="P14"><text:span text:style-name="T24"/></text:p>
              </text:list-item>
              <text:list-item>
                <text:p text:style-name="P14"><text:span text:style-name="T19">If table is already created use alter command</text:span></text:p>
                <text:p text:style-name="P14"><text:span text:style-name="T19"/></text:p>
              </text:list-item>
              <text:list-item>
                <text:p text:style-name="P14"><text:span text:style-name="T19">Syntax</text:span></text:p>
                <text:p text:style-name="P14"><text:span text:style-name="T19"/></text:p>
              </text:list-item>
              <text:list-item>
                <text:p text:style-name="P14"><text:span text:style-name="T23">Alter table tablename modify columnname datatype(size) default value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draw:custom-shape draw:name="CustomShape 1" draw:style-name="gr8" draw:text-style-name="P12" draw:layer="layout" svg:width="29.206cm" svg:height="3.233cm" svg:x="2.328cm" svg:y="1.0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6" draw:layer="layout" svg:width="21.398cm" svg:height="10.62cm" svg:x="3.233cm" svg:y="4.386cm">
          <text:list text:style-name="L8">
            <text:list-item>
              <text:p text:style-name="P14"><text:span text:style-name="T25">4 primary <text:s/>key</text:span></text:p>
              <text:p text:style-name="P14"><text:span text:style-name="T26"> </text:span></text:p>
            </text:list-item>
            <text:list-item>
              <text:p text:style-name="P14"><text:span text:style-name="T26">A combination of a NOT NULL and UNIQUE.</text:span></text:p>
              <text:p text:style-name="P14"><text:span text:style-name="T26"/></text:p>
            </text:list-item>
            <text:list-item>
              <text:p text:style-name="P14"><text:span text:style-name="T26"><text:s/></text:span><text:span text:style-name="T26">Ensures that a column have a unique identity which helps to find a particular record in a table more easily and quickly</text:span></text:p>
              <text:p text:style-name="P14"><text:span text:style-name="T26"/></text:p>
              <text:p text:style-name="P14"><text:span text:style-name="T26"/></text:p>
            </text:list-item>
            <text:list-item>
              <text:p text:style-name="P14"><text:span text:style-name="T26">Eg: CREATE TABLE CUSTOMERS( ID INT NOT NULL PRIMARY KEY , NAME VARCHAR (20) NOT NULL, AGE INT NOT NULL, ADDRESS CHAR (25) , SALARY DECIMAL (18, 2));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draw:custom-shape draw:name="CustomShape 1" draw:style-name="gr10" draw:text-style-name="P12" draw:layer="layout" svg:width="29.206cm" svg:height="3.678cm" svg:x="2.328cm" svg:y="1.0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6" draw:layer="layout" svg:width="24.2cm" svg:height="9.683cm" svg:x="2.4cm" svg:y="4.917cm">
          <text:list text:style-name="L8">
            <text:list-item>
              <text:p text:style-name="P14"><text:span text:style-name="T22">If table is already created use alter command to add primary key</text:span></text:p>
              <text:p text:style-name="P14"><text:span text:style-name="T16"/></text:p>
            </text:list-item>
            <text:list-item>
              <text:p text:style-name="P14"><text:span text:style-name="T21">Alter table tablename add primarykey(columnname);</text:span></text:p>
            </text:list-item>
          </text:list>
          <text:p text:style-name="P14"><text:span text:style-name="T15"/></text:p>
          <text:list text:continue-numbering="true" text:style-name="L8">
            <text:list-item>
              <text:p text:style-name="P14"><text:span text:style-name="T22">To drop the primary key from table</text:span></text:p>
              <text:p text:style-name="P14"><text:span text:style-name="T16"/></text:p>
            </text:list-item>
            <text:list-item>
              <text:p text:style-name="P14"><text:span text:style-name="T21">Alter table tablename drop primarykey;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draw:custom-shape draw:name="CustomShape 1" draw:style-name="gr12" draw:text-style-name="P16" draw:layer="layout" svg:width="29.206cm" svg:height="3.678cm" svg:x="2.328cm" svg:y="1.014cm">
          <text:p text:style-name="P14"><text:span text:style-name="T27">FOREIGN Ke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6" draw:layer="layout" svg:width="23.8cm" svg:height="12.083cm" svg:x="2.8cm" svg:y="5.917cm">
          <text:list text:style-name="L8">
            <text:list-item>
              <text:p text:style-name="P14"><text:span text:style-name="T19">A foreign key is used to link two tables together</text:span></text:p>
              <text:p text:style-name="P14"><text:span text:style-name="T19"/></text:p>
            </text:list-item>
            <text:list-item>
              <text:p text:style-name="P14"><text:span text:style-name="T19">This is sometimes called a referencing key.</text:span></text:p>
            </text:list-item>
          </text:list>
          <text:p text:style-name="P14"><text:span text:style-name="T15"/></text:p>
          <text:list text:continue-numbering="true" text:style-name="L8">
            <text:list-item>
              <text:p text:style-name="P14"><text:span text:style-name="T19"><text:s/></text:span><text:span text:style-name="T19">Foreign Key is a column or a combination of columns whose values match a Primary Key in a different table.</text:span></text:p>
              <text:p text:style-name="P14"><text:span text:style-name="T19"/></text:p>
              <text:p text:style-name="P14"><text:span text:style-name="T19"/></text:p>
            </text:list-item>
            <text:list-item>
              <text:p text:style-name="P14"><text:span text:style-name="T19">The relationship between 2 tables matches the Primary Key in one of the tables with a Foreign Key in the second tabl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draw:frame draw:style-name="gr14" draw:text-style-name="P18" draw:layer="layout" svg:width="26.199cm" svg:height="7.286cm" svg:x="0.401cm" svg:y="7.063cm">
          <draw:text-box>
            <text:p text:style-name="P17"><text:span text:style-name="T28">Syntax</text:span></text:p>
            <text:p text:style-name="P17"><text:span text:style-name="T28"/></text:p>
            <text:p text:style-name="P17"><text:span text:style-name="T21">Create table table name (colum1 datatype (size) constraints ,col2 datatype(size) ,foreignkey(columnname) references anothertablename(primary key col name);</text:span></text:p>
            <text:p text:style-name="P17"><text:span text:style-name="T15"/></text:p>
            <text:p text:style-name="P17"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4.149cm" svg:height="4.058cm" svg:x="1.924cm" svg:y="1.117cm" presentation:class="title" presentation:user-transformed="true">
        <draw:text-box>
          <text:p text:style-name="MP7"><text:span text:style-name="MT1">Click to edit the title text formatClick to edit Master title style</text:span></text:p>
        </draw:text-box>
      </draw:frame>
      <draw:frame draw:name="Content Placeholder 2" presentation:style-name="Mpr5" draw:text-style-name="MP11" draw:layer="backgroundobjects" svg:width="24.149cm" svg:height="13.323cm" svg:x="1.924cm" svg:y="5.59cm" presentation:class="outline" presentation:user-transformed="true">
        <draw:text-box>
          <text:list text:style-name="ML4">
            <text:list-item>
              <text:p text:style-name="MP9"><text:span text:style-name="MT2">Click to edit the outline text format</text:span></text:p>
              <text:list>
                <text:list-item>
                  <text:p text:style-name="MP9"><text:span text:style-name="MT2">Second Outline Level</text:span></text:p>
                  <text:list>
                    <text:list-item>
                      <text:p text:style-name="MP9"><text:span text:style-name="MT2">Third Outline Level</text:span></text:p>
                      <text:list>
                        <text:list-item>
                          <text:p text:style-name="MP9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  <text:list>
                                    <text:list-item>
                                      <text:p><text:span text:style-name="MT2">Seventh Outline LevelClick to edit </text:span><text:span text:style-name="MT2">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10"><text:span text:style-name="MT5">Fourth level</text:span></text:p>
                                                </text:list-item>
                                                <text:list-item>
                                                  <text:p text:style-name="MP10"><text:span text:style-name="MT5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6.299cm" svg:height="1.117cm" svg:x="1.924cm" svg:y="19.464cm" presentation:class="date-time" presentation:user-transformed="true">
        <draw:text-box>
          <text:p text:style-name="MP12"><text:span text:style-name="MT6"><text:date style:data-style-name="D1" text:date-value="2017-12-12">12/12/17</text:date></text:span></text:p>
        </draw:text-box>
      </draw:frame>
      <draw:frame draw:name="Footer Placeholder 4" presentation:style-name="Mpr6" draw:text-style-name="MP13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299cm" svg:height="1.117cm" svg:x="19.774cm" svg:y="19.464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7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7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7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2T12:46:12.848375687</meta:creation-date>
    <dc:date>2017-12-12T14:19:09.849757150</dc:date>
    <meta:editing-duration>PT14M</meta:editing-duration>
    <meta:editing-cycles>3</meta:editing-cycles>
    <meta:generator>LibreOffice/5.3.1.2$Linux_X86_64 LibreOffice_project/30m0$Build-2</meta:generator>
    <meta:document-statistic meta:object-count="98"/>
  </office:meta>
</office:document-meta>
</file>